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font-name="Ubuntu" fo:font-size="12pt" fo:letter-spacing="normal" fo:font-style="normal" fo:font-weight="normal" officeooo:rsid="0022bd73" officeooo:paragraph-rsid="0022bd73" style:font-size-asian="12pt" style:font-size-complex="12pt"/>
    </style:style>
    <style:style style:name="P2" style:family="paragraph" style:parent-style-name="Standard">
      <style:text-properties style:font-name="Ubuntu" fo:font-size="12pt" officeooo:rsid="001bc3c5" officeooo:paragraph-rsid="001bc3c5" style:font-size-asian="12pt" style:font-size-complex="12pt"/>
    </style:style>
    <style:style style:name="P3" style:family="paragraph" style:parent-style-name="Standard">
      <style:text-properties style:font-name="Ubuntu" fo:font-size="12pt" officeooo:rsid="001bc3c5" officeooo:paragraph-rsid="001be0ec" style:font-size-asian="12pt" style:font-size-complex="12pt"/>
    </style:style>
    <style:style style:name="P4" style:family="paragraph" style:parent-style-name="Standard">
      <style:text-properties style:font-name="Ubuntu" fo:font-size="12pt" officeooo:rsid="00197e34" officeooo:paragraph-rsid="00197e34" style:font-size-asian="12pt" style:font-size-complex="12pt"/>
    </style:style>
    <style:style style:name="P5" style:family="paragraph" style:parent-style-name="Standard">
      <style:text-properties style:font-name="Ubuntu" fo:font-size="12pt" officeooo:rsid="00197e34" officeooo:paragraph-rsid="001be0ec" style:font-size-asian="12pt" style:font-size-complex="12pt"/>
    </style:style>
    <style:style style:name="P6" style:family="paragraph" style:parent-style-name="Standard">
      <style:text-properties style:font-name="Ubuntu" fo:font-size="12pt" officeooo:rsid="0022bd73" officeooo:paragraph-rsid="0022bd73" style:font-size-asian="12pt" style:font-size-complex="12pt"/>
    </style:style>
    <style:style style:name="P7" style:family="paragraph" style:parent-style-name="Standard">
      <style:text-properties style:font-name="Ubuntu" fo:font-size="12pt" officeooo:rsid="001d1c75" officeooo:paragraph-rsid="001d1c75" style:font-size-asian="12pt" style:font-size-complex="12pt"/>
    </style:style>
    <style:style style:name="P8" style:family="paragraph" style:parent-style-name="Standard">
      <style:text-properties style:font-name="Ubuntu" fo:font-size="12pt" officeooo:rsid="001cccc9" officeooo:paragraph-rsid="001cccc9" style:font-size-asian="12pt" style:font-size-complex="12pt"/>
    </style:style>
    <style:style style:name="P9" style:family="paragraph" style:parent-style-name="Standard">
      <style:text-properties style:font-name="Ubuntu" fo:font-size="12pt" officeooo:rsid="0025d571" officeooo:paragraph-rsid="0025d571" style:font-size-asian="12pt" style:font-size-complex="12pt"/>
    </style:style>
    <style:style style:name="T1" style:family="text">
      <style:text-properties officeooo:rsid="00197e34"/>
    </style:style>
    <style:style style:name="T2" style:family="text">
      <style:text-properties officeooo:rsid="001acbd8"/>
    </style:style>
    <style:style style:name="T3" style:family="text">
      <style:text-properties officeooo:rsid="001be0ec"/>
    </style:style>
    <style:style style:name="T4" style:family="text">
      <style:text-properties officeooo:rsid="001cccc9"/>
    </style:style>
    <style:style style:name="T5" style:family="text">
      <style:text-properties officeooo:rsid="001eab42"/>
    </style:style>
    <style:style style:name="T6" style:family="text">
      <style:text-properties officeooo:rsid="00202ea5"/>
    </style:style>
    <style:style style:name="T7" style:family="text">
      <style:text-properties officeooo:rsid="002120e9"/>
    </style:style>
    <style:style style:name="T8" style:family="text">
      <style:text-properties officeooo:rsid="00242377"/>
    </style:style>
    <style:style style:name="T9" style:family="text">
      <style:text-properties officeooo:rsid="00248039"/>
    </style:style>
    <style:style style:name="T10" style:family="text">
      <style:text-properties officeooo:rsid="0025d571"/>
    </style:style>
    <style:style style:name="T11" style:family="text">
      <style:text-properties officeooo:rsid="002732fa"/>
    </style:style>
    <style:style style:name="T12" style:family="text">
      <style:text-properties officeooo:rsid="0027419a"/>
    </style:style>
    <style:style style:name="T13" style:family="text">
      <style:text-properties officeooo:rsid="0027df78"/>
    </style:style>
    <style:style style:name="T14" style:family="text">
      <style:text-properties officeooo:rsid="0029ef6a"/>
    </style:style>
    <style:style style:name="T15" style:family="text">
      <style:text-properties officeooo:rsid="002b9a41"/>
    </style:style>
    <style:style style:name="T16" style:family="text">
      <style:text-properties officeooo:rsid="002bf4c1"/>
    </style:style>
    <style:style style:name="T17" style:family="text">
      <style:text-properties officeooo:rsid="002d65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Apollo DE is open source / free software. Licensed under MIT maybe more licenses later on if needed. Planning to release in 32-bit (2D only) and 64-bit versions. (2D and 3D except for Apollo Default which is always 2D)</text:span></text:p>
      <text:p text:style-name="P9"/>
      <text:p text:style-name="P9">For this project, we will have to learn how to code in the following <text:span text:style-name="T13">in order to understand the source code and build it</text:span>: C (GTK+), C++, QML (QT 5), JavaScript, and Swift <text:span text:style-name="T12">(Objective-C and Objective-C++)</text:span>.</text:p>
      <text:p text:style-name="P9"/>
      <text:p text:style-name="P9">Might have to learn the following <text:span text:style-name="T11">too if Unity 3D gets involved</text:span>: Vala, Python <text:span text:style-name="T17">and Nux toolkit.</text:span></text:p>
      <text:p text:style-name="P2"/>
      <text:p text:style-name="P2">Goals for Version 1...</text:p>
      <text:p text:style-name="P4"/>
      <text:p text:style-name="P4">Apollo Desktop Environment is the end result of adding something like Material Design Language <text:span text:style-name="T4">and Microsoft Fluent Design</text:span> <text:span text:style-name="T3">System </text:span>with 2D and 3D effects to a forked version of Xfce 4.12.4 <text:span text:style-name="T10">(or maybe Xfce 4.13.4) </text:span>but has been re coded <text:span text:style-name="T5">completely in Swift (which is Objectve-C, just without the C part) and QT 5 instead of C and GTK+ 2/3</text:span> and split apart into 3 components.</text:p>
      <text:p text:style-name="P2">(Tag line can be: Apollo, the swift machine is on.)</text:p>
      <text:p text:style-name="P4"/>
      <text:p text:style-name="P4">- Apollo Default is <text:span text:style-name="T4">bare bone</text:span> DE with a blank <text:span text:style-name="T2">dark orange </text:span>desktop <text:span text:style-name="T6">(or maybe it own default wallpaper?) </text:span>with windows 3.1<text:span text:style-name="T16">1</text:span> like behaviors: minimize programs turn into icons on the desktop (no putting files on the desktop <text:span text:style-name="T7">at all</text:span>, but can still put files in the desktop folder which both orbits will make use of) but with a very small bar at the bottom right side of the screen containing notification icons, time and date, and power options. Made to feel like openbox / fluxbox DE’s and good for really old computers / laptops.</text:p>
      <text:p text:style-name="P4"/>
      <text:p text:style-name="P4">The 2 clamp on (<text:span text:style-name="T15">install-able</text:span> add-ons) orbits for Apollo Default</text:p>
      <text:p text:style-name="P2">- The first orbit is a completely rebuilt Xfce-QT5 named Apollo Classic with the ability to stay 2D looking or go 3D looking like Unity 3D and macOS.</text:p>
      <text:p text:style-name="P2"/>
      <text:p text:style-name="P2">- The second orbit is a completely rebuilt version of Unity2D / 3D named Apollo Book with the same ability to stay 2D looking or go 3D looking.</text:p>
      <text:p text:style-name="P2"/>
      <text:p text:style-name="P2">The clear differences between 2D vs 3D</text:p>
      <text:p text:style-name="P3">- 2D <text:span text:style-name="T3">(Apollo Default, and 2D versions of both orbits) </text:span>will stick as closely to the <text:span text:style-name="T1">Material Design Language as it can. (IE: grid-based layouts, responsive animations, padding, and depth effects such as lighting and shadows and will be default when first installed. The 2D “flat look.”</text:span></text:p>
      <text:p text:style-name="P5">- 3D versions of the Orbits (No 3D effects for Apollo Default) will have to be activated in settings and will lean more toward Microsoft Fluent Design System, adding prominent use of motion, depth, and translucency effects.</text:p>
      <text:p text:style-name="P5"/>
      <text:p text:style-name="P6">Some notes are listed here:</text:p>
      <text:p text:style-name="P1">- Th<text:span text:style-name="T15">e Windows 3.11 like behavior</text:span> only applies to Apollo Default, when a orbit is <text:span text:style-name="T8">applied</text:span>, then the ability to put icons on the desktop is restored. Same goes for minimizing a active folder/app, on Apollo Default, it becomes an icon on the desktop until it is double-clicked or right click and select restore or maximize while on a orbit, normal behavior is restored, and behaves the same way both xfce and Unity2d/3D does.</text:p>
      <text:p text:style-name="P3"><text:soft-page-break/></text:p>
      <text:p text:style-name="P7"/>
      <text:p text:style-name="P7">Goals for Version 2.0 <text:span text:style-name="T14">unless it is done in 1.0...</text:span></text:p>
      <text:p text:style-name="P8">- Wayland support</text:p>
      <text:p text:style-name="P8">- <text:span text:style-name="T13">Able to hide dock, menubar, and more for more screen space.</text:span></text:p>
      <text:p text:style-name="P8">- <text:span text:style-name="T13">Puts a dock, menubar, and more on external displays for easy use and multitas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33:20.819892523</meta:creation-date>
    <dc:date>2018-07-09T09:55:07.260580476</dc:date>
    <meta:editing-duration>PT54M45S</meta:editing-duration>
    <meta:editing-cycles>22</meta:editing-cycles>
    <meta:generator>LibreOffice/6.0.3.2$Linux_X86_64 LibreOffice_project/00m0$Build-2</meta:generator>
    <meta:document-statistic meta:table-count="0" meta:image-count="0" meta:object-count="0" meta:page-count="2" meta:paragraph-count="19" meta:word-count="543" meta:character-count="3042" meta:non-whitespace-character-count="2518"/>
  </office:meta>
</office:document-meta>
</file>